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officeooo:paragraph-rsid="0018b006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officeooo:paragraph-rsid="0018b006" style:font-weight-asian="bold" style:font-weight-complex="bold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officeooo:rsid="0018b006" officeooo:paragraph-rsid="0018b006" style:font-weight-asian="bold" style:font-weight-complex="bold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officeooo:rsid="001c6bee" officeooo:paragraph-rsid="001c6bee" style:font-weight-asian="bold" style:font-weight-complex="bold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8b006" officeooo:paragraph-rsid="0018b006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paragraph-rsid="0018b006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c6bee" officeooo:paragraph-rsid="001c6bee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style:text-underline-style="none" fo:font-weight="bold" officeooo:paragraph-rsid="0018b006" style:font-weight-asian="bold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officeooo:paragraph-rsid="0018b006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font-style="normal" fo:font-weight="bold" officeooo:rsid="0020163d" officeooo:paragraph-rsid="0020163d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font-size="10pt" fo:language="es" fo:country="ES" fo:font-style="italic" officeooo:paragraph-rsid="0018b006" style:font-size-asian="10pt" style:font-size-complex="10pt"/>
    </style:style>
    <style:style style:name="P12" style:family="paragraph" style:parent-style-name="Text_20_body">
      <style:paragraph-properties fo:line-height="150%" fo:text-align="justify" style:justify-single-word="false"/>
      <style:text-properties fo:font-style="normal" officeooo:paragraph-rsid="0018b006" style:font-style-asian="normal" style:font-style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fo:language="es" fo:country="ES" officeooo:paragraph-rsid="0018b006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officeooo:paragraph-rsid="0018b006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officeooo:rsid="0018b006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="Arial1" fo:font-style="normal" fo:font-weight="normal" officeooo:rsid="0018b006"/>
    </style:style>
    <style:style style:name="T5" style:family="text">
      <style:text-properties officeooo:rsid="0019dcdd"/>
    </style:style>
    <style:style style:name="T6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" fo:language="es" fo:country="ES" style:text-underline-style="solid" style:text-underline-width="auto" style:text-underline-color="font-color" fo:font-weight="bold" officeooo:rsid="001c6bee" style:font-weight-asian="bold" style:font-weight-complex="bold"/>
    </style:style>
    <style:style style:name="T8" style:family="text">
      <style:text-properties officeooo:rsid="001e4843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Boletín <text:s/></text:span><text:span text:style-name="T7">37</text:span></text:p>
      <text:p text:style-name="P1"><text:s/>Dado el siguiente XML:</text:p>
      <table:table table:name="Táboa1" table:style-name="Táboa1">
        <table:table-column table:style-name="Táboa1.A"/>
        <table:table-row>
          <table:table-cell table:style-name="Táboa1.A1" office:value-type="string">
            <text:section text:style-name="Sect1" text:name="Sección1">
              <text:p text:style-name="P11">&lt;alumnos&gt; </text:p>
              <text:p text:style-name="P11">&lt;alumno dni="41293940"&gt; </text:p>
              <text:p text:style-name="P11">&lt;nombre<text:span text:style-name="T5">&gt;</text:span>Jose&lt;/nombre&gt; </text:p>
              <text:p text:style-name="P11">&lt;apells&gt;Bernardo&lt;/apells&gt; </text:p>
              <text:p text:style-name="P11">&lt;nota&gt;7&lt;/nota&gt; </text:p>
              <text:p text:style-name="P11">&lt;/alumno&gt; </text:p>
              <text:p text:style-name="P11">&lt;alumno dni="23456782"&gt; </text:p>
              <text:p text:style-name="P11">&lt;nombre&gt;Sonia&lt;/nombre&gt; </text:p>
              <text:p text:style-name="P11">&lt;apells&gt;Montero&lt;/apells&gt; </text:p>
              <text:p text:style-name="P11">&lt;nota&gt;8&lt;/nota&gt; </text:p>
              <text:p text:style-name="P11">&lt;/alumno&gt; </text:p>
              <text:p text:style-name="P11">&lt;alumno dni="12367845"&gt; </text:p>
              <text:p text:style-name="P11">&lt;nombre&gt;Juan&lt;/nombre&gt; </text:p>
              <text:p text:style-name="P11">&lt;apells&gt;Lpez&lt;/apells&gt; </text:p>
              <text:p text:style-name="P11">&lt;nota&gt;4&lt;/nota&gt; </text:p>
              <text:p text:style-name="P11">&lt;/alumno&gt; </text:p>
              <text:p text:style-name="P11">&lt;alumno dni="34567821"&gt; </text:p>
              <text:p text:style-name="P11">&lt;nombre&gt;Manuel&lt;/nombre&gt; </text:p>
              <text:p text:style-name="P11">&lt;apells&gt;Ruiz&lt;/apells&gt; </text:p>
              <text:p text:style-name="P11">&lt;nota&gt;3&lt;/nota&gt; </text:p>
              <text:p text:style-name="P11">&lt;/alumno&gt; </text:p>
              <text:p text:style-name="P11">&lt;alumno dni="12345678"&gt; </text:p>
              <text:p text:style-name="P11">&lt;nombre&gt;Ana&lt;/nombre&gt; </text:p>
              <text:p text:style-name="P11">&lt;apells&gt;Perez&lt;/apells&gt; </text:p>
              <text:p text:style-name="P11">&lt;nota&gt;9&lt;/nota&gt; </text:p>
              <text:p text:style-name="P11">&lt;/alumno&gt; </text:p>
              <text:p text:style-name="P11">&lt;/alumnos&gt; </text:p>
            </text:section>
          </table:table-cell>
        </table:table-row>
      </table:table>
      <text:p text:style-name="P2">Utiliza funciones de Xquery para extraer la siguiente información del documento anterior:</text:p>
      <text:p text:style-name="P5">1- Mostrar el nombre de los alumnos, sin etiquetas.</text:p>
      <text:p text:style-name="P3">for $x in doc("Boletin37")//alumno</text:p>
      <text:p text:style-name="P3">return data($x/nombre)</text:p>
      <text:p text:style-name="P5">2- Mostrar la nota del último alumno.</text:p>
      <text:p text:style-name="P3">for $x in doc("Boletin37")//alumno[last()]</text:p>
      <text:p text:style-name="P3">return data($x/nota)</text:p>
      <text:p text:style-name="P5">3- Indicar nombre y nota de cada alumno.</text:p>
      <text:p text:style-name="P3">for $x in doc("Boletin37")//alumno</text:p>
      <text:p text:style-name="P3">return &lt;alumno&gt;{data($x/nombre)}, <text:span text:style-name="T8">{</text:span>data($x/nota)} &lt;/alumno&gt;/text()</text:p>
      <text:p text:style-name="P3"/>
      <text:p text:style-name="P6"><text:soft-page-break/><text:span text:style-name="T2">4</text:span>- Mostrar el nombre de los alumnos aprobados. </text:p>
      <text:p text:style-name="P8">for $x in doc("Boletin37")//alumno[nota&gt;=5]</text:p>
      <text:p text:style-name="P8">return data($x/nombre)</text:p>
      <text:p text:style-name="P6"><text:span text:style-name="T2">5</text:span>- Mostrar el DNI y la nota de los alumnos que han aprobado.</text:p>
      <text:p text:style-name="P2">for $x in doc("Boletin37")//alumno[nota&gt;=5]</text:p>
      <text:p text:style-name="P2">return &lt;alumno&gt;{data($x/@dni),",",data($x/nota)}&lt;/alumno&gt;/text()</text:p>
      <text:p text:style-name="P9"><text:span text:style-name="T2">6</text:span>- <text:span text:style-name="T1"><text:s/>Indicar el nombre de los alumnos cuyas notas están entre 6 y 8 (ambas inclusive).</text:span></text:p>
      <text:p text:style-name="P10">for $x in doc("Boletin37")//alumno[nota&gt;=6 and nota&lt;=8]</text:p>
      <text:p text:style-name="P10">return data($x/nombre)</text:p>
      <text:p text:style-name="P6"><text:span text:style-name="T2">7</text:span>- Mostrar listado de nombres ordenados por apellidos.</text:p>
      <text:p text:style-name="P2">for $x in doc("Boletin37")//alumno</text:p>
      <text:p text:style-name="P2">order by $x/apells</text:p>
      <text:p text:style-name="P2">return data($x/nombre)</text:p>
      <text:p text:style-name="P6"><text:span text:style-name="T2">8</text:span>- Mostrar nombres ordenados por DNI.</text:p>
      <text:p text:style-name="P2">for $x in doc("Boletin37")//alumno</text:p>
      <text:p text:style-name="P2">order by $x/@dni</text:p>
      <text:p text:style-name="P2">return data($x/nombre)</text:p>
      <text:p text:style-name="P13"><text:span text:style-name="T4">9</text:span><text:span text:style-name="T3">- Mostrar el Nº de cada alumno y su nombre.</text:span></text:p>
      <text:p text:style-name="P2">for $x at $i in doc("Boletin37")//alumno</text:p>
      <text:p text:style-name="P2">return &lt;etiqueta&gt;{$i,"--",data($x/nombre)}&lt;/etiqueta&gt;/text()</text:p>
      <text:p text:style-name="P7">10-Si la nota es mayor o igual que 5 mostrar DNI, en caso contrario el nombre.</text:p>
      <text:p text:style-name="P4">for $x in doc("Boletin37")//alumno</text:p>
      <text:p text:style-name="P4">return </text:p>
      <text:p text:style-name="P4">if ($x[nota&gt;=5])</text:p>
      <text:p text:style-name="P4"><text:s text:c="2"/>then &lt;aprobo&gt;{data($x/@dni)}&lt;/aprobo&gt;</text:p>
      <text:p text:style-name="P4">else(&lt;suspendio&gt;{data($x/nombre)}&lt;/suspendio&gt;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5T18:12:12.196000000</meta:creation-date>
    <dc:date>2023-05-11T11:37:30.380861876</dc:date>
    <meta:editing-duration>PT14M7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2" meta:paragraph-count="65" meta:word-count="228" meta:character-count="2007" meta:non-whitespace-character-count="1811"/>
  </office:meta>
</office:document-meta>
</file>